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CAMPER</text:p>
      <text:p text:style-name="Standard"/>
      <text:p text:style-name="Standard">S) substitute</text:p>
      <text:list xml:id="list188719976712221932" text:style-name="L1">
        <text:list-item>
          <text:p text:style-name="P1">what materials or resources can we substitute</text:p>
        </text:list-item>
      </text:list>
      <text:p text:style-name="Standard"><text:tab/>substitute trash cars to electronic ones</text:p>
      <text:p text:style-name="Standard"><text:tab/>substitute system to a trash sewers</text:p>
      <text:p text:style-name="Standard"><text:s text:c="6"/>2) <text:s/>What other product or process can we use</text:p>
      <text:p text:style-name="Standard"><text:tab/>Drones instead of trash cars</text:p>
      <text:p text:style-name="Standard"><text:tab/>IoT for automation of scheduling </text:p>
      <text:p text:style-name="Standard"><text:s text:c="6"/>3) <text:s/>Can you use this product somewhere else</text:p>
      <text:p text:style-name="Standard"><text:tab/>In other cities</text:p>
      <text:p text:style-name="Standard"><text:tab/>For collection of other products.</text:p>
      <text:list xml:id="list3430271793301302465" text:style-name="L2">
        <text:list-item>
          <text:p text:style-name="P2">Combine</text:p>
          <text:list>
            <text:list-item>
              <text:p text:style-name="P2">What would happen if we combine this with an existing solution</text:p>
              <text:list>
                <text:list-item>
                  <text:p text:style-name="P2">If we combine the application with the Venlo App, it will synergise and be more known to the local people.</text:p>
                </text:list-item>
              </text:list>
            </text:list-item>
          </text:list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rm Lecluse</meta:initial-creator>
    <meta:creation-date>2017-02-22T15:04:54.80</meta:creation-date>
    <dc:date>2017-02-22T15:30:40.52</dc:date>
    <dc:creator>Herm Lecluse</dc:creator>
    <meta:editing-duration>PT7M4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5" meta:word-count="94" meta:character-count="540"/>
  </office:meta>
</office:document-meta>
</file>